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757" officeooo:paragraph-rsid="00153757"/>
    </style:style>
    <style:style style:name="P2" style:family="paragraph" style:parent-style-name="Standard">
      <style:text-properties officeooo:rsid="00153757" officeooo:paragraph-rsid="00190fe0"/>
    </style:style>
    <style:style style:name="P3" style:family="paragraph" style:parent-style-name="Standard">
      <style:text-properties officeooo:rsid="00153757" officeooo:paragraph-rsid="0028a37c"/>
    </style:style>
    <style:style style:name="P4" style:family="paragraph" style:parent-style-name="Standard">
      <style:text-properties officeooo:rsid="001659f1" officeooo:paragraph-rsid="001659f1"/>
    </style:style>
    <style:style style:name="P5" style:family="paragraph" style:parent-style-name="Standard">
      <style:text-properties officeooo:rsid="001659f1" officeooo:paragraph-rsid="0017adea"/>
    </style:style>
    <style:style style:name="P6" style:family="paragraph" style:parent-style-name="Standard">
      <style:text-properties officeooo:rsid="001659f1" officeooo:paragraph-rsid="0020f142"/>
    </style:style>
    <style:style style:name="P7" style:family="paragraph" style:parent-style-name="Standard">
      <style:text-properties officeooo:rsid="001659f1" officeooo:paragraph-rsid="00228c57"/>
    </style:style>
    <style:style style:name="P8" style:family="paragraph" style:parent-style-name="Standard">
      <style:text-properties officeooo:rsid="001659f1" officeooo:paragraph-rsid="002751f3"/>
    </style:style>
    <style:style style:name="P9" style:family="paragraph" style:parent-style-name="Standard">
      <style:text-properties officeooo:paragraph-rsid="001659f1"/>
    </style:style>
    <style:style style:name="P10" style:family="paragraph" style:parent-style-name="Standard">
      <style:text-properties fo:font-weight="bold" officeooo:rsid="002751f3" officeooo:paragraph-rsid="002751f3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659f1" officeooo:paragraph-rsid="001659f1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53757" officeooo:paragraph-rsid="00190fe0" style:font-weight-asian="bold" style:font-weight-complex="bold"/>
    </style:style>
    <style:style style:name="P13" style:family="paragraph" style:parent-style-name="Standard">
      <style:text-properties officeooo:rsid="00244196" officeooo:paragraph-rsid="00244196"/>
    </style:style>
    <style:style style:name="P14" style:family="paragraph" style:parent-style-name="Standard">
      <style:text-properties officeooo:rsid="0028a37c" officeooo:paragraph-rsid="0028a37c"/>
    </style:style>
    <style:style style:name="P15" style:family="paragraph" style:parent-style-name="Standard">
      <style:text-properties style:text-underline-style="none" fo:font-weight="normal" officeooo:rsid="002def9d" officeooo:paragraph-rsid="002def9d" style:font-weight-asian="normal" style:font-weight-complex="normal"/>
    </style:style>
    <style:style style:name="T1" style:family="text">
      <style:text-properties officeooo:rsid="001659f1"/>
    </style:style>
    <style:style style:name="T2" style:family="text">
      <style:text-properties officeooo:rsid="0017e88c"/>
    </style:style>
    <style:style style:name="T3" style:family="text">
      <style:text-properties officeooo:rsid="00190fe0"/>
    </style:style>
    <style:style style:name="T4" style:family="text">
      <style:text-properties officeooo:rsid="001ad599"/>
    </style:style>
    <style:style style:name="T5" style:family="text">
      <style:text-properties officeooo:rsid="001ba7aa"/>
    </style:style>
    <style:style style:name="T6" style:family="text">
      <style:text-properties officeooo:rsid="001ce3bd"/>
    </style:style>
    <style:style style:name="T7" style:family="text">
      <style:text-properties officeooo:rsid="001f3d55"/>
    </style:style>
    <style:style style:name="T8" style:family="text">
      <style:text-properties officeooo:rsid="00228c57"/>
    </style:style>
    <style:style style:name="T9" style:family="text">
      <style:text-properties officeooo:rsid="002751f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a69e5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8a37c"/>
    </style:style>
    <style:style style:name="T14" style:family="text">
      <style:text-properties style:text-position="super 58%"/>
    </style:style>
    <style:style style:name="T15" style:family="text">
      <style:text-properties style:text-position="0% 100%"/>
    </style:style>
    <style:style style:name="T16" style:family="text">
      <style:text-properties officeooo:rsid="002dec39"/>
    </style:style>
    <style:style style:name="T17" style:family="text">
      <style:text-properties officeooo:rsid="002def9d"/>
    </style:style>
    <style:style style:name="T18" style:family="text">
      <style:text-properties officeooo:rsid="002f0c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ome </text:span><text:span text:style-name="T13">technical t</text:span>opics required to complete the task:</text:p>
      <text:p text:style-name="P3"/>
      <text:p text:style-name="P12">1. ROS2 <text:span text:style-name="T3">(</text:span><text:span text:style-name="T1">https://docs.ros.org/en/foxy/Tutorials/Beginner-CLI-Tools.html</text:span><text:span text:style-name="T3">)</text:span>:</text:p>
      <text:p text:style-name="P2"/>
      <text:p text:style-name="P1">1. How to create ros2 packages <text:span text:style-name="T4">(https://docs.ros.org/en/foxy/Tutorials/Beginner-Client-Libraries/Creating-Your-First-ROS2-Package.html)</text:span></text:p>
      <text:p text:style-name="P1"><text:tab/></text:p>
      <text:p text:style-name="P1">2. What to implement publishers and subscribers <text:span text:style-name="T5">(</text:span><text:a xlink:type="simple" xlink:href="https://docs.ros.org/en/foxy/Tutorials/Beginner-Client-Libraries/Writing-A-Simple-Py-Publisher-And-Subscriber.html" text:style-name="Internet_20_link" text:visited-style-name="Visited_20_Internet_20_Link"><text:span text:style-name="T5">https://docs.ros.org/en/foxy/Tutorials/Beginner-Client-Libraries/Writing-A-Simple-Py-Publisher-And-Subscriber.html</text:span></text:a><text:span text:style-name="T5">)</text:span></text:p>
      <text:p text:style-name="P1"/>
      <text:p text:style-name="P1"><text:span text:style-name="T1">3. what are ros2 messages. </text:span><text:span text:style-name="T6">(</text:span><text:a xlink:type="simple" xlink:href="https://docs.ros.org/en/foxy/Tutorials/Beginner-Client-Libraries/Custom-ROS2-Interfaces.html" text:style-name="Internet_20_link" text:visited-style-name="Visited_20_Internet_20_Link"><text:span text:style-name="T6">https://docs.ros.org/en/foxy/Tutorials/Beginner-Client-Libraries/Custom-ROS2-Interfaces.html</text:span></text:a><text:span text:style-name="T6">)</text:span></text:p>
      <text:p text:style-name="P1"/>
      <text:p text:style-name="P4">4. what are ros2 topics <text:span text:style-name="T3">(</text:span><text:a xlink:type="simple" xlink:href="https://docs.ros.org/en/foxy/Tutorials/Beginner-CLI-Tools/Understanding-ROS2-Topics/Understanding-ROS2-Topics.html" text:style-name="Internet_20_link" text:visited-style-name="Visited_20_Internet_20_Link"><text:span text:style-name="T3">https://docs.ros.org/en/foxy/Tutorials/Beginner-CLI-Tools/Understanding-ROS2-Topics/Understanding-ROS2-Topics.html</text:span></text:a><text:span text:style-name="T3">)</text:span></text:p>
      <text:p text:style-name="P4"/>
      <text:p text:style-name="P4"/>
      <text:p text:style-name="P4"><text:span text:style-name="T2">5. ROS2 node </text:span><text:span text:style-name="T3">(</text:span><text:a xlink:type="simple" xlink:href="https://docs.ros.org/en/foxy/Tutorials/Beginner-CLI-Tools/Understanding-ROS2-Nodes/Understanding-ROS2-Nodes.html" text:style-name="Internet_20_link" text:visited-style-name="Visited_20_Internet_20_Link"><text:span text:style-name="T3">https://docs.ros.org/en/foxy/Tutorials/Beginner-CLI-Tools/Understanding-ROS2-Nodes/Understanding-ROS2-Nodes.html</text:span></text:a><text:span text:style-name="T3">)</text:span></text:p>
      <text:p text:style-name="P4"/>
      <text:p text:style-name="P13">6. How to record data in ROS2 ? (<text:a xlink:type="simple" xlink:href="https://docs.ros.org/en/foxy/Tutorials/Beginner-CLI-Tools/Recording-And-Playing-Back-Data/Recording-And-Playing-Back-Data.html" text:style-name="Internet_20_link" text:visited-style-name="Visited_20_Internet_20_Link">https://docs.ros.org/en/foxy/Tutorials/Beginner-CLI-Tools/Recording-And-Playing-Back-Data/Recording-And-Playing-Back-Data.html</text:a>)</text:p>
      <text:p text:style-name="P13"><text:s/></text:p>
      <text:p text:style-name="P4"/>
      <text:p text:style-name="P4"><text:tab/></text:p>
      <text:p text:style-name="P4"/>
      <text:p text:style-name="P11">2. How to communicate between CARLA <text:span text:style-name="T17">simulator</text:span> and ROS2 packages</text:p>
      <text:p text:style-name="P11"/>
      <text:p text:style-name="P15">1. what is CARLA ? <text:span text:style-name="T18">(</text:span><text:a xlink:type="simple" xlink:href="https://carla.readthedocs.io/en/latest/" text:style-name="Internet_20_link" text:visited-style-name="Visited_20_Internet_20_Link"><text:span text:style-name="T18">https://carla.readthedocs.io/en/latest/</text:span></text:a><text:span text:style-name="T18">)</text:span></text:p>
      <text:p text:style-name="P15"/>
      <text:p text:style-name="P15"/>
      <text:p text:style-name="P6"><text:span text:style-name="T17">2</text:span>. How ros2bridge works.<text:span text:style-name="T7">( </text:span><text:a xlink:type="simple" xlink:href="https://carla.readthedocs.io/projects/ros-bridge/en/latest/" text:style-name="Internet_20_link" text:visited-style-name="Visited_20_Internet_20_Link"><text:span text:style-name="T7">https://carla.readthedocs.io/projects/ros-bridge/en/latest/</text:span></text:a></text:p>
      <text:p text:style-name="P6"><text:span text:style-name="T7">ros_installation_ros2/ )</text:span></text:p>
      <text:p text:style-name="P6"/>
      <text:p text:style-name="P4"/>
      <text:p text:style-name="P7"><text:span text:style-name="T17">3</text:span>. How to get Li-DAR sensor data from CARLA <text:s/>into the ros2 packages <text:span text:style-name="T8">(</text:span><text:a xlink:type="simple" xlink:href="https://carla.readthedocs.io/projects/ros-bridge/en/latest/ros_sensors/" text:style-name="Internet_20_link" text:visited-style-name="Visited_20_Internet_20_Link"><text:span text:style-name="T8">https://carla.readthedocs.io/projects/ros-bridge/en/latest/ros_sensors/</text:span></text:a><text:span text:style-name="T8">)</text:span></text:p>
      <text:p text:style-name="P7"><text:tab/></text:p>
      <text:p text:style-name="P4"><text:span text:style-name="T17">4</text:span>. How to save LiDAR data from CARLA in ros2 format. <text:span text:style-name="T8">(</text:span><text:a xlink:type="simple" xlink:href="https://carla.readthedocs.io/projects/ros-bridge/en/latest/ros_sensors/" text:style-name="Internet_20_link" text:visited-style-name="Visited_20_Internet_20_Link"><text:span text:style-name="T8">https://carla.readthedocs.io/projects/ros-bridge/en/latest/ros_sensors/</text:span></text:a><text:span text:style-name="T8">)</text:span></text:p>
      <text:p text:style-name="P4"/>
      <text:p text:style-name="P4"/>
      <text:p text:style-name="P10"><text:span text:style-name="T17">5</text:span>. How to upload the data from local computer to the cloud server ?</text:p>
      <text:p text:style-name="P9"><text:span text:style-name="T1">Cloud link: </text:span><text:a xlink:type="simple" xlink:href="https://tucloud.tu-clausthal.de/index.php/s/AQo7QSsrM2xNYLA" office:target-frame-name="_blank" xlink:show="new" text:style-name="Internet_20_link" text:visited-style-name="Visited_20_Internet_20_Link">https://tucloud.tu-clausthal.de/index.php/s/AQo7QSsrM2xNYLA</text:a> </text:p>
      <text:h text:style-name="Heading_20_3" text:outline-level="3"><text:bookmark text:name="user-content-password-123456789"/><text:span text:style-name="T10">password </text:span><text:span text:style-name="T11">for the cloud server</text:span><text:span text:style-name="T10">: 123456789</text:span></text:h>
      <text:p text:style-name="P8"/>
      <text:p text:style-name="P8">1. <text:span text:style-name="T9">lib</text:span>rary to use <text:span text:style-name="T16">to transfer data</text:span>: <text:span text:style-name="T9">(</text:span>https://github.com/owncloud/pyocclient<text:span text:style-name="T9">)</text:span></text:p>
      <text:p text:style-name="P5"><text:s/>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7T13:20:43.951770019</meta:creation-date>
    <dc:date>2025-01-27T14:08:31.465888654</dc:date>
    <meta:editing-duration>PT47M33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31" meta:character-count="1731" meta:non-whitespace-character-count="1611"/>
  </office:meta>
</office:document-meta>
</file>